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400000217CE079143C7B6FDD6.png" manifest:media-type="image/png"/>
  <manifest:file-entry manifest:full-path="Pictures/1000000100000268000002345E27618A1FE152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a77ff" officeooo:paragraph-rsid="001a77ff" style:font-size-asian="12.25pt" style:font-weight-asian="bold" style:font-size-complex="14pt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01a77ff" officeooo:paragraph-rsid="001a77ff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a77ff" officeooo:paragraph-rsid="001a77f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14c52a9" officeooo:paragraph-rsid="014c52a9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officeooo:paragraph-rsid="001a77ff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officeooo:rsid="014ce324" officeooo:paragraph-rsid="001a77ff"/>
    </style:style>
    <style:style style:name="T1" style:family="text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style:font-name="Times New Roman" fo:font-size="14pt" fo:font-weight="normal" officeooo:rsid="014c52a9" style:font-size-asian="12.25pt" style:font-weight-asian="normal" style:font-size-complex="14pt" style:font-weight-complex="normal"/>
    </style:style>
    <style:style style:name="T3" style:family="text">
      <style:text-properties style:font-name="Times New Roman" fo:font-size="14pt" fo:font-weight="normal" officeooo:rsid="001a77ff" style:font-size-asian="12.25pt" style:font-weight-asian="normal" style:font-size-complex="14pt" style:font-weight-complex="normal"/>
    </style:style>
    <style:style style:name="T4" style:family="text">
      <style:text-properties officeooo:rsid="014c64e9"/>
    </style:style>
    <style:style style:name="T5" style:family="text">
      <style:text-properties officeooo:rsid="0151606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ÉLISATION UML DU PATRON <text:span text:style-name="T5">DECORATOR</text:span></text:p>
      <text:p text:style-name="P1"/>
      <text:list xml:id="list653351369" text:style-name="L1">
        <text:list-item>
          <text:p text:style-name="P2">Modèle générique</text:p>
        </text:list-item>
      </text:list>
      <text:p text:style-name="P3"/>
      <text:list xml:id="list152624590707601" text:continue-numbering="true" text:style-name="L1">
        <text:list-header>
          <text:p text:style-name="P2"><draw:frame draw:style-name="fr2" draw:name="Image1" text:anchor-type="char" svg:width="16.298cm" svg:height="14.923cm" draw:z-index="0"><draw:image xlink:href="Pictures/1000000100000268000002345E27618A1FE15221.png" xlink:type="simple" xlink:show="embed" xlink:actuate="onLoad" draw:mime-type="image/png"/></draw:frame></text:p>
        </text:list-header>
        <text:list-item>
          <text:p text:style-name="P5"><text:span text:style-name="T3">Exemple du cours</text:span></text:p>
          <text:p text:style-name="P6"><draw:frame draw:style-name="fr1" draw:name="Image2" text:anchor-type="char" svg:width="16.365cm" svg:height="12.652cm" draw:z-index="1"><draw:image xlink:href="Pictures/10000001000002B400000217CE079143C7B6FDD6.png" xlink:type="simple" xlink:show="embed" xlink:actuate="onLoad" draw:mime-type="image/png"/></draw:frame><text:soft-page-break/><text:span text:style-name="T2"/></text:p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27:32.381186831</meta:creation-date>
    <dc:date>2023-12-02T15:24:45.780943796</dc:date>
    <meta:editing-duration>PT1H45M48S</meta:editing-duration>
    <meta:editing-cycles>24</meta:editing-cycles>
    <meta:generator>LibreOffice/7.3.7.2$Linux_X86_64 LibreOffice_project/30$Build-2</meta:generator>
    <meta:document-statistic meta:table-count="0" meta:image-count="2" meta:object-count="0" meta:page-count="2" meta:paragraph-count="3" meta:word-count="12" meta:character-count="74" meta:non-whitespace-character-count="65"/>
  </office:meta>
</office:document-meta>
</file>